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256cm" fo:margin-left="-0.744cm" fo:margin-top="0cm" fo:margin-bottom="0cm" table:align="left" style:writing-mode="lr-tb"/>
    </style:style>
    <style:style style:name="Таблица1.A" style:family="table-column">
      <style:table-column-properties style:column-width="2.977cm"/>
    </style:style>
    <style:style style:name="Таблица1.B" style:family="table-column">
      <style:table-column-properties style:column-width="6.195cm"/>
    </style:style>
    <style:style style:name="Таблица1.C" style:family="table-column">
      <style:table-column-properties style:column-width="8.084cm"/>
    </style:style>
    <style:style style:name="Таблица1.1" style:family="table-row">
      <style:table-row-properties style:min-row-height="1.55cm" fo:keep-together="auto"/>
    </style:style>
    <style:style style:name="Таблица1.A1" style:family="table-cell">
      <style:table-cell-properties fo:padding-left="0.191cm" fo:padding-right="0.079cm" fo:padding-top="0.127cm" fo:padding-bottom="0cm" fo:border="0.5pt solid #000000" style:writing-mode="lr-tb"/>
    </style:style>
    <style:style style:name="Таблица1.2" style:family="table-row">
      <style:table-row-properties style:min-row-height="2.321cm" fo:keep-together="auto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1d08aa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language="en" fo:country="US" officeooo:paragraph-rsid="001d08aa" style:font-size-asian="14pt" style:font-size-complex="14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paragraph-rsid="001d08aa" style:font-size-asian="14pt" style:font-size-complex="14pt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fo:language="ru" fo:country="RU" fo:font-weight="bold" officeooo:paragraph-rsid="001d08aa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officeooo:paragraph-rsid="001d08aa" style:font-size-asian="14pt" style:font-size-complex="14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fo:language="ru" fo:country="RU" style:text-underline-style="solid" style:text-underline-width="auto" style:text-underline-color="font-color" officeooo:rsid="0008deed" officeooo:paragraph-rsid="001d08aa" style:font-size-asian="14pt" style:font-size-complex="14pt"/>
    </style:style>
    <style:style style:name="P7" style:family="paragraph" style:parent-style-name="Standard">
      <style:paragraph-properties style:line-height-at-least="0cm"/>
      <style:text-properties style:font-name="Times New Roman" fo:font-size="14pt" officeooo:paragraph-rsid="001d08aa" style:font-size-asian="14pt" style:font-size-complex="14pt"/>
    </style:style>
    <style:style style:name="P8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officeooo:paragraph-rsid="001d08aa" style:font-size-asian="14pt" style:font-size-complex="14pt"/>
    </style:style>
    <style:style style:name="P9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fo:language="en" fo:country="US" fo:font-weight="normal" officeooo:paragraph-rsid="001d08aa" style:font-size-asian="14pt" style:font-weight-asian="normal" style:font-size-complex="14pt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fo:language="ru" fo:country="RU" fo:font-weight="normal" officeooo:paragraph-rsid="001d08aa" style:font-size-asian="14pt" style:font-weight-asian="normal" style:font-size-complex="14pt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fo:font-size="14pt" fo:language="ru" fo:country="RU" fo:font-weight="normal" officeooo:paragraph-rsid="001d08aa" style:font-size-asian="14pt" style:font-weight-asian="normal" style:font-size-complex="14pt"/>
    </style:style>
    <style:style style:name="P12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fo:font-size="14pt" officeooo:paragraph-rsid="001d08aa" style:font-size-asian="14pt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1d08aa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1f2a0a" officeooo:paragraph-rsid="001f2a0a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4pt" officeooo:paragraph-rsid="001d08aa" style:font-size-asian="14pt" style:font-name-complex="Times New Roman1" style:font-size-complex="14pt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1d08aa" style:font-size-asian="14pt" style:font-name-complex="Times New Roman1" style:font-size-complex="14pt"/>
    </style:style>
    <style:style style:name="P18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style:font-name="Times New Roman" fo:font-size="14pt" officeooo:paragraph-rsid="001d08aa" style:font-size-asian="14pt" style:font-name-complex="Times New Roman1" style:font-size-complex="14pt"/>
    </style:style>
    <style:style style:name="P19" style:family="paragraph" style:parent-style-name="Standard" style:list-style-name="WWNum1">
      <style:paragraph-properties fo:margin-left="0cm" fo:line-height="150%" fo:text-align="start" style:justify-single-word="false" fo:text-indent="0cm" style:auto-text-indent="false"/>
      <style:text-properties style:font-name="Times New Roman" fo:font-size="14pt" officeooo:paragraph-rsid="001d08aa" style:font-size-asian="14pt" style:font-name-complex="Times New Roman1" style:font-size-complex="14pt"/>
    </style:style>
    <style:style style:name="P20" style:family="paragraph" style:parent-style-name="Standard" style:list-style-name="WWNum1">
      <style:paragraph-properties fo:margin-left="0cm" fo:line-height="150%" fo:text-align="start" style:justify-single-word="false" fo:text-indent="0cm" style:auto-text-indent="false"/>
      <style:text-properties style:font-name="Times New Roman" fo:font-size="14pt" fo:language="ru" fo:country="RU" officeooo:rsid="001d08aa" officeooo:paragraph-rsid="001d08aa" style:font-size-asian="14pt" style:font-name-complex="Times New Roman1" style:font-size-complex="14pt"/>
    </style:style>
    <style:style style:name="P21" style:family="paragraph" style:parent-style-name="Standard">
      <style:text-properties style:font-name="Times New Roman" fo:font-size="14pt" officeooo:paragraph-rsid="001d08aa" style:font-size-asian="14pt" style:font-name-complex="Times New Roman1" style:font-size-complex="14pt"/>
    </style:style>
    <style:style style:name="P22" style:family="paragraph" style:parent-style-name="Standard">
      <style:paragraph-properties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weight="bold" officeooo:paragraph-rsid="001d08aa" style:font-size-asian="14pt" style:font-weight-asian="bold" style:font-size-complex="14pt" style:font-weight-complex="bold"/>
    </style:style>
    <style:style style:name="P23" style:family="paragraph" style:parent-style-name="Standard" style:list-style-name="WWNum2">
      <style:paragraph-properties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weight="bold" officeooo:rsid="001dca84" officeooo:paragraph-rsid="001d08aa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4pt" fo:font-weight="bold" officeooo:rsid="001dca84" officeooo:paragraph-rsid="001d08aa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 style:list-style-name="WWNum3">
      <style:paragraph-properties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27" style:family="paragraph" style:parent-style-name="Standard">
      <style:paragraph-properties fo:margin-left="1.905cm" fo:line-height="150%" fo:text-align="center" style:justify-single-word="false"/>
      <style:text-properties style:font-name="Times New Roman" fo:font-size="14pt" fo:font-weight="bold" officeooo:paragraph-rsid="001d08aa" style:font-size-asian="14pt" style:font-weight-asian="bold" style:font-name-complex="Times New Roman1" style:font-size-complex="14pt" style:font-weight-complex="bold"/>
    </style:style>
    <style:style style:name="P28" style:family="paragraph" style:parent-style-name="List_20_Paragraph" style:list-style-name="WWNum5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29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style:font-name="Times New Roman" fo:font-size="14pt" officeooo:paragraph-rsid="001d08aa" style:font-size-asian="14pt" style:font-name-complex="Times New Roman1" style:font-size-complex="14pt"/>
    </style:style>
    <style:style style:name="P30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31" style:family="paragraph" style:parent-style-name="List_20_Paragraph" style:list-style-name="WWNum6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font-weight="bold" officeooo:paragraph-rsid="001d08aa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4pt" fo:font-weight="bold" officeooo:paragraph-rsid="001d08aa" style:font-size-asian="14pt" style:font-weight-asian="bold" style:font-name-complex="Times New Roman1" style:font-size-complex="14pt" style:font-weight-complex="bold"/>
    </style:style>
    <style:style style:name="P34" style:family="paragraph" style:parent-style-name="List_20_Paragraph" style:list-style-name="WWNum7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35" style:family="paragraph" style:parent-style-name="Default">
      <style:paragraph-properties fo:line-height="150%" fo:text-align="center" style:justify-single-word="false"/>
      <style:text-properties style:font-name="Times New Roman" fo:font-size="14pt" officeooo:paragraph-rsid="001d08aa" style:font-size-asian="14pt" style:font-size-complex="14pt"/>
    </style:style>
    <style:style style:name="P36" style:family="paragraph" style:parent-style-name="Default">
      <style:paragraph-properties fo:line-height="150%" fo:text-align="center" style:justify-single-word="false"/>
      <style:text-properties style:font-name="Times New Roman" fo:font-size="14pt" fo:font-weight="bold" officeooo:paragraph-rsid="001d08aa" style:font-size-asian="14pt" style:font-weight-asian="bold" style:font-size-complex="14pt" style:font-weight-complex="bold"/>
    </style:style>
    <style:style style:name="P37" style:family="paragraph" style:parent-style-name="Default" style:list-style-name="WWNum9">
      <style:paragraph-properties fo:margin-left="0cm" fo:line-height="150%" fo:text-align="start" style:justify-single-word="false" fo:text-indent="0cm" style:auto-text-indent="false"/>
      <style:text-properties style:font-name="Times New Roman" fo:font-size="14pt" officeooo:paragraph-rsid="001d08aa" style:font-size-asian="14pt" style:font-size-complex="14pt"/>
    </style:style>
    <style:style style:name="P38" style:family="paragraph" style:parent-style-name="Default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officeooo:paragraph-rsid="001d08aa" style:font-size-asian="14pt" style:language-asian="ru" style:country-asian="RU" style:font-size-complex="14pt" style:language-complex="ar" style:country-complex="SA"/>
    </style:style>
    <style:style style:name="P40" style:family="paragraph" style:parent-style-name="Standard">
      <style:paragraph-properties fo:margin-right="0.111cm" fo:margin-top="0cm" fo:margin-bottom="0cm" style:contextual-spacing="false" fo:text-align="justify" style:justify-single-word="false" fo:orphans="2" fo:widows="2" loext:word-spacing-minimum="75%" loext:word-spacing-maximum="133%"/>
      <style:text-properties style:font-name="Times New Roman" fo:font-size="14pt" fo:language="ru" fo:country="RU" officeooo:paragraph-rsid="001d08aa" style:font-size-asian="14pt" style:language-asian="ru" style:country-asian="RU" style:font-size-complex="14pt" style:language-complex="ar" style:country-complex="SA"/>
    </style:style>
    <style:style style:name="P41" style:family="paragraph" style:parent-style-name="Standard">
      <style:paragraph-properties fo:margin-right="0.115cm" fo:margin-top="0cm" fo:margin-bottom="0cm" style:contextual-spacing="false" fo:text-align="justify" style:justify-single-word="false" fo:orphans="2" fo:widows="2" loext:word-spacing-minimum="75%" loext:word-spacing-maximum="133%"/>
      <style:text-properties style:font-name="Times New Roman" fo:font-size="14pt" fo:language="ru" fo:country="RU" officeooo:paragraph-rsid="001d08aa" style:font-size-asian="14pt" style:language-asian="ru" style:country-asian="RU" style:font-size-complex="14pt" style:language-complex="ar" style:country-complex="SA"/>
    </style:style>
    <style:style style:name="P42" style:family="paragraph" style:parent-style-name="Standard">
      <style:paragraph-properties fo:margin-right="0.109cm" fo:margin-top="0cm" fo:margin-bottom="0cm" style:contextual-spacing="false" fo:text-align="justify" style:justify-single-word="false" fo:orphans="2" fo:widows="2" fo:text-indent="0.039cm" style:auto-text-indent="false" loext:word-spacing-minimum="75%" loext:word-spacing-maximum="133%"/>
      <style:text-properties style:font-name="Times New Roman" fo:font-size="14pt" fo:language="ru" fo:country="RU" officeooo:rsid="001dca84" officeooo:paragraph-rsid="001dca84" style:font-size-asian="14pt" style:language-asian="ru" style:country-asian="RU" style:font-name-complex="Times New Roman1" style:font-size-complex="14pt" style:language-complex="ar" style:country-complex="SA"/>
    </style:style>
    <style:style style:name="P43" style:family="paragraph" style:parent-style-name="Standard">
      <style:paragraph-properties fo:margin-right="0.109cm" fo:margin-top="0cm" fo:margin-bottom="0cm" style:contextual-spacing="false" fo:text-align="justify" style:justify-single-word="false" fo:orphans="2" fo:widows="2" fo:text-indent="0.039cm" style:auto-text-indent="false" loext:word-spacing-minimum="75%" loext:word-spacing-maximum="133%"/>
      <style:text-properties style:font-name="Times New Roman" fo:font-size="14pt" fo:language="ru" fo:country="RU" officeooo:paragraph-rsid="001dca84" style:font-size-asian="14pt" style:language-asian="ru" style:country-asian="RU" style:font-name-complex="Times New Roman1" style:font-size-complex="14pt" style:language-complex="ar" style:country-complex="SA"/>
    </style:style>
    <style:style style:name="P44" style:family="paragraph" style:parent-style-name="Standard">
      <style:paragraph-properties fo:margin-right="0.056cm" fo:margin-top="0cm" fo:margin-bottom="0cm" style:contextual-spacing="false" fo:text-align="start" style:justify-single-word="false" fo:orphans="2" fo:widows="2" fo:text-indent="0.064cm" style:auto-text-indent="false"/>
      <style:text-properties style:font-name="Times New Roman" fo:font-size="14pt" fo:language="ru" fo:country="RU" officeooo:rsid="001dca84" officeooo:paragraph-rsid="001dca84" style:font-size-asian="14pt" style:language-asian="ru" style:country-asian="RU" style:font-size-complex="14pt" style:language-complex="ar" style:country-complex="SA"/>
    </style:style>
    <style:style style:name="P45" style:family="paragraph" style:parent-style-name="Default">
      <style:paragraph-properties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46" style:family="paragraph" style:parent-style-name="List_20_Paragraph" style:list-style-name="WWNum9">
      <style:paragraph-properties fo:line-height="150%" fo:text-align="justify" style:justify-single-word="false" loext:word-spacing-minimum="75%" loext:word-spacing-maximum="133%"/>
      <style:text-properties style:font-name="Times New Roman" fo:font-size="14pt" officeooo:paragraph-rsid="001d08aa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4pt" officeooo:paragraph-rsid="001d08aa" style:font-size-asian="14pt" style:font-name-complex="Times New Roman1" style:font-size-complex="14pt"/>
    </style:style>
    <style:style style:name="T1" style:family="text">
      <style:text-properties style:font-name="Times New Roman" fo:font-size="11pt" style:font-size-asian="11pt"/>
    </style:style>
    <style:style style:name="T2" style:family="text">
      <style:text-properties style:font-name="Times New Roman" fo:font-size="11pt" fo:language="en" fo:country="US" style:font-size-asian="11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font-size="12pt" fo:language="en" fo:country="US" fo:font-weight="normal" style:font-size-asian="12pt" style:font-weight-asian="normal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ru" fo:country="RU" fo:font-weight="normal" style:font-weight-asian="normal"/>
    </style:style>
    <style:style style:name="T8" style:family="text">
      <style:text-properties fo:language="en" fo:country="US" fo:font-weight="normal" style:font-weight-asian="normal"/>
    </style:style>
    <style:style style:name="T9" style:family="text">
      <style:text-properties style:font-name="Times New Roman" fo:font-size="11pt" fo:language="ru" fo:country="RU" fo:font-weight="bold" style:font-size-asian="11pt" style:font-weight-asian="bold"/>
    </style:style>
    <style:style style:name="T10" style:family="text">
      <style:text-properties style:font-name="Times New Roman" fo:font-size="11pt" fo:language="ru" fo:country="RU" fo:font-weight="normal" style:font-size-asian="11pt" style:font-weight-asian="normal"/>
    </style:style>
    <style:style style:name="T11" style:family="text">
      <style:text-properties fo:language="ru" fo:country="RU" style:text-underline-style="solid" style:text-underline-width="auto" style:text-underline-color="font-color" fo:font-weight="normal" officeooo:rsid="0008deed" style:font-weight-asian="normal"/>
    </style:style>
    <style:style style:name="T12" style:family="text">
      <style:text-properties style:font-name="Times New Roman" fo:font-size="11pt" fo:language="en" fo:country="US" fo:font-weight="normal" style:font-size-asian="11pt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fo:language="ru" fo:country="RU" style:text-underline-style="solid" style:text-underline-width="auto" style:text-underline-color="font-color" fo:font-weight="normal" officeooo:rsid="000259e8" style:font-weight-asian="normal" style:script-type="latin"/>
    </style:style>
    <style:style style:name="T15" style:family="text">
      <style:text-properties fo:language="ru" fo:country="RU" style:text-underline-style="solid" style:text-underline-width="auto" style:text-underline-color="font-color" fo:font-weight="normal" officeooo:rsid="001d9d8e" style:font-weight-asian="normal" style:script-type="latin"/>
    </style:style>
    <style:style style:name="T16" style:family="text">
      <style:text-properties fo:language="en" fo:country="US" style:text-underline-style="solid" style:text-underline-width="auto" style:text-underline-color="font-color" fo:font-weight="normal" officeooo:rsid="0008deed" style:font-weight-asian="normal"/>
    </style:style>
    <style:style style:name="T17" style:family="text">
      <style:text-properties fo:language="ru" fo:country="RU" fo:font-weight="normal" officeooo:rsid="0008deed" style:font-weight-asian="normal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fo:font-weight="bold" style:font-weight-asian="bold" style:font-name-complex="Times New Roman1" style:font-weight-complex="bold"/>
    </style:style>
    <style:style style:name="T20" style:family="text">
      <style:text-properties style:font-name-complex="Times New Roman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3" style:family="text">
      <style:text-properties officeooo:rsid="001d08aa"/>
    </style:style>
    <style:style style:name="T24" style:family="text">
      <style:text-properties fo:language="ru" fo:country="RU" officeooo:rsid="001d08aa"/>
    </style:style>
    <style:style style:name="T25" style:family="text">
      <style:text-properties officeooo:rsid="001dca84" style:font-name-complex="Times New Roman1"/>
    </style:style>
    <style:style style:name="T26" style:family="text">
      <style:text-properties fo:language="en" fo:country="US" officeooo:rsid="001f2a0a"/>
    </style:style>
    <style:style style:name="T27" style:family="text">
      <style:text-properties officeooo:rsid="001efb1f"/>
    </style:style>
    <style:style style:name="T28" style:family="text">
      <style:text-properties officeooo:rsid="001dca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page-number text:select-page="current">1</text:page-number>бюджетное профессиональное образовательное учреждение Вологодской области </text:p>
      <text:p text:style-name="P1" loext:marker-style-name="T2"><text:span text:style-name="T3">«</text:span><text:span text:style-name="T4">Череповецкий лесомеханический техникум им. В.П. Чкалова</text:span><text:span text:style-name="T3">»</text:span></text:p>
      <text:p text:style-name="P2" loext:marker-style-name="T2"/>
      <text:p text:style-name="P3" loext:marker-style-name="T5"><text:span text:style-name="T4">Специальность </text:span><text:span text:style-name="T6">09.02.07</text:span><text:span text:style-name="T7"> </text:span><text:span text:style-name="T8">«</text:span><text:span text:style-name="T7">Информационные системы и программирование</text:span><text:span text:style-name="T8">»</text:span></text:p>
      <text:p text:style-name="P4" loext:marker-style-name="T9">ОТЧЕТ ПО ПРОИЗВОДСТВЕННОЙ ПРАКТИКЕ</text:p>
      <text:p text:style-name="P3" loext:marker-style-name="T9"><text:span text:style-name="T6">ПП по ПМ.02 Осуществление интеграции программных модулей</text:span></text:p>
      <text:p text:style-name="P5" loext:marker-style-name="T10"><text:span text:style-name="T7">Выполнил студент 2 курса группы ИС-</text:span><text:span text:style-name="T11">22</text:span></text:p>
      <text:p text:style-name="P6" loext:marker-style-name="T12"><text:span text:style-name="T13">Фетку Матвей Валерьевич</text:span></text:p>
      <text:p text:style-name="P5" loext:marker-style-name="T10"><text:span text:style-name="T7">подпись </text:span><text:span text:style-name="T11">Фетку</text:span></text:p>
      <text:p text:style-name="P7" loext:marker-style-name="T10"><text:span text:style-name="T7">место практики <text:s/></text:span><text:span text:style-name="T14">ООО «Малленом Систем</text:span><text:span text:style-name="T15">с</text:span><text:span text:style-name="T14">».</text:span></text:p>
      <text:p text:style-name="P8" loext:marker-style-name="T10"><text:span text:style-name="T7">Период прохождения:</text:span></text:p>
      <text:p text:style-name="P8" loext:marker-style-name="T10"><text:span text:style-name="T7">с <text:s/></text:span><text:span text:style-name="T8">«</text:span><text:span text:style-name="T16">03</text:span><text:span text:style-name="T8">» </text:span><text:span text:style-name="T11">ноября</text:span><text:span text:style-name="T17"> </text:span><text:span text:style-name="T8">2025 </text:span><text:span text:style-name="T7">г. </text:span></text:p>
      <text:p text:style-name="P8" loext:marker-style-name="T10"><text:span text:style-name="T7">по </text:span><text:span text:style-name="T8">«</text:span><text:span text:style-name="T16">16</text:span><text:span text:style-name="T8">»</text:span><text:span text:style-name="T7"> </text:span><text:span text:style-name="T11">ноября</text:span><text:span text:style-name="T7"> </text:span><text:span text:style-name="T8">2025 </text:span><text:span text:style-name="T7">г.</text:span></text:p>
      <text:p text:style-name="P9" loext:marker-style-name="T12"/>
      <text:p text:style-name="P7" loext:marker-style-name="T10"><text:span text:style-name="T7">Руководитель практики от </text:span></text:p>
      <text:p text:style-name="P7" loext:marker-style-name="T10"><text:span text:style-name="T7">предприятия</text:span></text:p>
      <text:p text:style-name="P8" loext:marker-style-name="T10"><text:span text:style-name="T7">должность </text:span></text:p>
      <text:p text:style-name="P10" loext:marker-style-name="T10">подпись________________________</text:p>
      <text:p text:style-name="P10" loext:marker-style-name="T10"/>
      <text:p text:style-name="P8" loext:marker-style-name="T3"><text:span text:style-name="T8"><text:s text:c="20"/></text:span><text:span text:style-name="T7">МП</text:span></text:p>
      <text:p text:style-name="P10" loext:marker-style-name="T3">Руководитель практики от </text:p>
      <text:p text:style-name="P8" loext:marker-style-name="T10"><text:span text:style-name="T7">техникума: Материкова А.А.</text:span></text:p>
      <text:p text:style-name="P8" loext:marker-style-name="T12"><text:span text:style-name="T8">______________________________________</text:span></text:p>
      <text:p text:style-name="P8" loext:marker-style-name="T10"><text:span text:style-name="T7">Оценка:_______________________________</text:span></text:p>
      <text:p text:style-name="P8" loext:marker-style-name="T10"><text:span text:style-name="T8">«___» _______________________ 2025 </text:span><text:span text:style-name="T7">года</text:span></text:p>
      <text:p text:style-name="P11" loext:marker-style-name="T10"/>
      <text:p text:style-name="P11" loext:marker-style-name="T10"/>
      <text:p text:style-name="P11" loext:marker-style-name="T10">г. Череповец</text:p>
      <text:p text:style-name="P12" loext:marker-style-name="T12"><text:span text:style-name="T8">2025</text:span></text:p>
      <text:p text:style-name="P13" loext:marker-style-name="T1"/>
      <text:p text:style-name="P14" loext:marker-style-name="T2"><text:page-number text:select-page="current">1</text:page-number></text:p>
      <text:p text:style-name="P15" loext:marker-style-name="T18"/>
      <text:p text:style-name="P15" loext:marker-style-name="T18"><text:soft-page-break/>ВВЕДЕНИЕ</text:p>
      <text:p text:style-name="P16" loext:marker-style-name="T18"><text:span text:style-name="T19">ООО «Малленом Системс»</text:span><text:span text:style-name="T20"> — ведущая российская технологическая компания, специализирующаяся на разработке и внедрении интеллектуальных программно-аппаратных систем на базе технологий машинного зрения, искусственного интеллекта и промышленной видео-аналитики. Компания была основана в 2011 году.</text:span></text:p>
      <text:p text:style-name="P17" loext:marker-style-name="T18"><text:s/>Цель практики заключалась в закреплении теоретических знаний, полученных в ходе обучения, приобретении практических навыков в области интеграции и разработки программных модулей, ознакомлении с производственными процессами и организационной структурой предприятия.</text:p>
      <text:p text:style-name="P18" loext:marker-style-name="T18"><text:span text:style-name="T21">Задачи практики:</text:span></text:p>
      <text:list text:style-name="WWNum1">
        <text:list-item>
          <text:p text:style-name="P19" loext:marker-style-name="T22"><text:s/><text:span text:style-name="T23">Приобретение опыта работы в реальных условиях во выбранной специальности, </text:span><text:span text:style-name="T24">знакомство с рабочими процесамами</text:span></text:p>
        </text:list-item>
        <text:list-item>
          <text:p text:style-name="P20" loext:marker-style-name="T22">Оценка и анализ полученных рещультатов</text:p>
        </text:list-item>
        <text:list-item>
          <text:p text:style-name="P20" loext:marker-style-name="T22">Выполение конкретных операций и заданий</text:p>
        </text:list-item>
      </text:list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P21" loext:marker-style-name="T18"/>
      <text:p text:style-name="P15" loext:marker-style-name="T18"/>
      <text:p text:style-name="P15" loext:marker-style-name="T18"/>
      <text:p text:style-name="P15" loext:marker-style-name="T18"/>
      <text:p text:style-name="P15" loext:marker-style-name="T18"/>
      <text:p text:style-name="P15" loext:marker-style-name="T18"/>
      <text:p text:style-name="P15" loext:marker-style-name="T18"/>
      <text:p text:style-name="P15" loext:marker-style-name="T18"/>
      <text:p text:style-name="P15" loext:marker-style-name="T18"><text:page-number text:select-page="current">2</text:page-number></text:p>
      <text:p text:style-name="P15" loext:marker-style-name="T18"><text:soft-page-break/><text:span text:style-name="T21">1 ОБЩАЯ ХАРАКТЕРИСТИКА ПРЕДПРИЯТИЯ (ОРГАНИЗАЦИИ)</text:span></text:p>
      <text:p text:style-name="P17" loext:marker-style-name="T18">Полное наименование: Общество с ограниченной ответственностью «МалленомСистемс».<text:line-break/>Адрес: г.Череповец,ул.Металлургов,д.21,корпусБ.<text:line-break/>Основной вид деятельности: Разработка компьютерного программного обеспечения.<text:line-break/>Компания занимается полным циклом работ: от НИОКР до внедрения готовых решений на объектах заказчиков (металлургические, нефтегазовые предприятия).</text:p>
      <text:p text:style-name="P22" loext:marker-style-name="T18"><text:span text:style-name="T20">1.1 Организационная структура предприятия</text:span></text:p>
      <text:p text:style-name="P16" loext:marker-style-name="T18"><text:span text:style-name="T20"><text:s/>Структура «Малленом Системс» включает следующие основные подразделения:</text:span></text:p>
      <text:list text:style-name="WWNum2">
        <text:list-item>
          <text:p text:style-name="P23" loext:marker-style-name="T18"><text:span text:style-name="T20">Департамент разработки программного обеспечения</text:span></text:p>
        </text:list-item>
        <text:list-item>
          <text:p text:style-name="P23" loext:marker-style-name="T18"><text:span text:style-name="T20">Техническая поддержка и внедрение решений</text:span></text:p>
        </text:list-item>
        <text:list-item>
          <text:p text:style-name="P23" loext:marker-style-name="T18"><text:span text:style-name="T20">Отдел аналитики и проектирования</text:span></text:p>
        </text:list-item>
        <text:list-item>
          <text:p text:style-name="P23" loext:marker-style-name="T18"><text:span text:style-name="T20">Менеджмент и административно-хозяйственный блок</text:span></text:p>
        </text:list-item>
      </text:list>
      <text:p text:style-name="P16" loext:marker-style-name="T18"><text:span text:style-name="T20">Каждое подразделение играет важную роль в реализации заказов, обеспечивая качество, своевременность и соответствие стандартам разработки.</text:span></text:p>
      <text:p text:style-name="P22" loext:marker-style-name="T18"><text:span text:style-name="T25">1.2</text:span><text:span text:style-name="T20"> Внутренний распорядок работы предприятия, охрана труда ИТ-специалистов</text:span></text:p>
      <text:p text:style-name="P16" loext:marker-style-name="T18"><text:span text:style-name="T20">На предприятии соблюдаются строгие стандарты внутреннего распорядка, охватывающие рабочие часы, порядок взаимодействия и отчетности. В части охраны труда ИТ-специалистов внедрена политика безопасного проведения работ по техническому обслуживанию и разработке программных решений.</text:span></text:p>
      <text:p text:style-name="P24" loext:marker-style-name="T18"/>
      <text:p text:style-name="P24" loext:marker-style-name="T18"/>
      <text:p text:style-name="P25" loext:marker-style-name="T18"><text:page-number text:select-page="current">3</text:page-number></text:p>
      <text:p text:style-name="P22" loext:marker-style-name="T18"><text:soft-page-break/><text:span text:style-name="T25">1.3</text:span><text:span text:style-name="T20"> Должностные инструкции ИТ-специалистов предприятия</text:span></text:p>
      <text:p text:style-name="P16" loext:marker-style-name="T18"><text:span text:style-name="T20">Должностные инструкции включают следующие основные обязанности:</text:span></text:p>
      <text:list text:style-name="WWNum3">
        <text:list-item>
          <text:p text:style-name="P26" loext:marker-style-name="T18"><text:span text:style-name="T20">Разработка, тестирование и внедрение программных модулей</text:span></text:p>
        </text:list-item>
        <text:list-item>
          <text:p text:style-name="P26" loext:marker-style-name="T18"><text:span text:style-name="T20">Поддержка и обновление существующих систем</text:span></text:p>
        </text:list-item>
        <text:list-item>
          <text:p text:style-name="P26" loext:marker-style-name="T18"><text:span text:style-name="T20">Проведение анализа требований и проектирование решений</text:span></text:p>
        </text:list-item>
        <text:list-item>
          <text:p text:style-name="P26" loext:marker-style-name="T18"><text:span text:style-name="T20">Документирование процессов и кодов программных модулей</text:span></text:p>
        </text:list-item>
        <text:list-item>
          <text:p text:style-name="P26" loext:marker-style-name="T18"><text:span text:style-name="T20">Участие в автоматизации бизнес-процессов предприятия</text:span></text:p>
        </text:list-item>
      </text:list>
      <text:p text:style-name="P27" loext:marker-style-name="T18"/>
      <text:p text:style-name="P27" loext:marker-style-name="T18">2.ОСУЩЕСТВЛЕНИЕ ИНТЕГРАЦИИ ПРОГРАММНЫХ МОДУЛЕЙ</text:p>
      <text:p text:style-name="P22" loext:marker-style-name="T18"><text:span text:style-name="T20">2.1 Разработка требований к программным модулям на основе анализа документации</text:span></text:p>
      <text:p text:style-name="P22" loext:marker-style-name="T18"><text:span text:style-name="T20">2.1.1. Анализ документации</text:span></text:p>
      <text:p text:style-name="P16" loext:marker-style-name="T18"><text:span text:style-name="T20">На начальном этапе исследования проводиться анализ проектной и технической документации (технического задания, архитектурных диаграмм и т.д.).</text:span></text:p>
      <text:p text:style-name="P22" loext:marker-style-name="T18"><text:span text:style-name="T20">2.1.2. Формирование требований</text:span></text:p>
      <text:p text:style-name="P16" loext:marker-style-name="T18"><text:span text:style-name="T20">В результате было формируются требования к взаимодействию компонентов, включающие:</text:span></text:p>
      <text:list text:style-name="WWNum5">
        <text:list-item>
          <text:p text:style-name="P28" loext:marker-style-name="T18"><text:span text:style-name="T20">форматы данных для передачи между модулями;</text:span></text:p>
        </text:list-item>
        <text:list-item>
          <text:p text:style-name="P28" loext:marker-style-name="T18"><text:span text:style-name="T20">протоколы взаимодействия;</text:span></text:p>
        </text:list-item>
        <text:list-item>
          <text:p text:style-name="P28" loext:marker-style-name="T18"><text:span text:style-name="T20">параметры совместной работы (например, скорости обмена, тайм-ауты);</text:span></text:p>
        </text:list-item>
        <text:list-item>
          <text:p text:style-name="P28" loext:marker-style-name="T18"><text:span text:style-name="T20">стандарты кодирования и документирования.</text:span></text:p>
        </text:list-item>
      </text:list>
      <text:p text:style-name="P18" loext:marker-style-name="T18"/>
      <text:p text:style-name="P29" loext:marker-style-name="T18"><text:page-number text:select-page="current">4</text:page-number></text:p>
      <text:p text:style-name="P18" loext:marker-style-name="T18"><text:soft-page-break/>Данные требования служат основой для дальнейшей реализации.</text:p>
      <text:p text:style-name="P16" loext:marker-style-name="T18"><text:span text:style-name="T20">2.2 Выполнение интеграции модулей в программное обеспечение</text:span></text:p>
      <text:p text:style-name="P16" loext:marker-style-name="T18"><text:span text:style-name="T20">2.2.1. Подготовка среды и инфраструктуры</text:span></text:p>
      <text:p text:style-name="P30" loext:marker-style-name="T18"><text:span text:style-name="T20">Модули были последовательно собраны в единую систему в подготовленной тестовой среде.</text:span></text:p>
      <text:p text:style-name="P16" loext:marker-style-name="T18"><text:span text:style-name="T20">2.2.2. Реализация интерфейсов</text:span></text:p>
      <text:p text:style-name="P16" loext:marker-style-name="T18"><text:span text:style-name="T20">Были подготовлены интерфейсы взаимодействия между модулями;</text:span></text:p>
      <text:p text:style-name="P16" loext:marker-style-name="T18"><text:span text:style-name="T20">Настроены механизмы обмена данными;</text:span></text:p>
      <text:p text:style-name="P16" loext:marker-style-name="T18"><text:span text:style-name="T20">2.2.3. Последовательная интеграция</text:span></text:p>
      <text:p text:style-name="P16" loext:marker-style-name="T18"><text:span text:style-name="T20">Выполнена интеграция модулей согласно разработанным требованиям. Например, использование подхода снизу-вверх: сначала интегрированы сервисы данных, затем модули бизнес-логики и веб-интерфейс.</text:span></text:p>
      <text:p text:style-name="P16" loext:marker-style-name="T18"><text:span text:style-name="T19">2.3 Выполнение отладки программного модуля с использованием специализированных программных средств</text:span></text:p>
      <text:p text:style-name="P22" loext:marker-style-name="T18"><text:span text:style-name="T20">2.3.1. Использование средств отладки</text:span></text:p>
      <text:p text:style-name="P16" loext:marker-style-name="T18"><text:span text:style-name="T20">После интеграции, для поиска и устранения ошибок взаимодействия используется система отладка (например, Visual Studio, Postman, Wireshark, IDE (IntelliJ IDEA)) и проводиться анализ логов через ELK-стек (Elasticsearch, Logstash, Kibana), что позволит выявить и устранить ошибки.</text:span></text:p>
      <text:p text:style-name="P22" loext:marker-style-name="T18"><text:span text:style-name="T20">2.3.2. Основные задачи отладки</text:span></text:p>
      <text:list text:style-name="WWNum6">
        <text:list-item>
          <text:p text:style-name="P31" loext:marker-style-name="T18"><text:span text:style-name="T20">Проверка передачи данных;</text:span></text:p>
        </text:list-item>
        <text:list-item>
          <text:p text:style-name="P31" loext:marker-style-name="T18"><text:span text:style-name="T20">Выявление сбоев в логике взаимодействия;</text:span></text:p>
        </text:list-item>
        <text:list-item>
          <text:p text:style-name="P31" loext:marker-style-name="T18"><text:span text:style-name="T20">Оптимизация скорости работы.</text:span></text:p>
        </text:list-item>
      </text:list>
      <text:p text:style-name="P16" loext:marker-style-name="T18"><text:span text:style-name="T20">Это обеспечит стабильную работу системы и соответствие заданным требованиям.</text:span></text:p>
      <text:p text:style-name="P32" loext:marker-style-name="T18"/>
      <text:p text:style-name="P32" loext:marker-style-name="T18"/>
      <text:p text:style-name="P33" loext:marker-style-name="T18"><text:page-number text:select-page="current">5</text:page-number></text:p>
      <text:p text:style-name="P32" loext:marker-style-name="T18"><text:soft-page-break/>2.4 Осуществление разработки тестовых наборов и тестовых сценариев</text:p>
      <text:p text:style-name="P16" loext:marker-style-name="T18"><text:span text:style-name="T20">Для обеспечения качества работ был разработан набор тестовых сценариев, включающих:</text:span></text:p>
      <text:list text:style-name="WWNum7">
        <text:list-item>
          <text:p text:style-name="P34" loext:marker-style-name="T18"><text:span text:style-name="T20">функциональные тесты, проверяющие корректность выполнения операций;</text:span></text:p>
        </text:list-item>
        <text:list-item>
          <text:p text:style-name="P34" loext:marker-style-name="T18"><text:span text:style-name="T20">сценарии стресс-тестирования и нагрузочного тестирования;</text:span></text:p>
        </text:list-item>
        <text:list-item>
          <text:p text:style-name="P34" loext:marker-style-name="T18"><text:span text:style-name="T20">тесты на совместимость и отказоустойчивость.</text:span></text:p>
        </text:list-item>
      </text:list>
      <text:p text:style-name="P30" loext:marker-style-name="T18"><text:span text:style-name="T20">Тестовые сценарии можно автоматизировать с помощью следующих средств: JUnit,</text:span> <text:span text:style-name="T20">Selenium, Postman, PyTest, TestComplete или Ranorex. Использование данных инструментов позволит ускорить процесс тестирования, повысив его надёжность.</text:span></text:p>
      <text:p text:style-name="P22" loext:marker-style-name="T18"><text:span text:style-name="T20">2.5 Инспектирование компонент программного обеспечения на предмет соответствия стандартам кодирования</text:span></text:p>
      <text:p text:style-name="P16" loext:marker-style-name="T18"><text:span text:style-name="T20">Проведен статический анализ кода с помощью SonarQube. Проверялось соответствие код-стайлу компании, наличие комментариев, покрытие тестами и выявление запахов кода (code smells). </text:span></text:p>
      <text:p text:style-name="P17" loext:marker-style-name="T18"/>
      <text:p text:style-name="P17" loext:marker-style-name="T18"/>
      <text:p text:style-name="P17" loext:marker-style-name="T18"/>
      <text:p text:style-name="P17" loext:marker-style-name="T1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page-number text:select-page="current">6</text:page-number></text:p>
      <text:p text:style-name="P35"><text:soft-page-break/></text:p>
      <text:p text:style-name="P36">3.ВЫПОЛНЯЕМЫЕ ЗАДАНИЯ</text:p>
      <text:list text:style-name="WWNum9">
        <text:list-header>
          <text:p text:style-name="P37"><text:span text:style-name="T26">1.</text:span>Первое задание </text:p>
        </text:list-header>
      </text:list>
      <text:p text:style-name="P38">В <text:span text:style-name="T27">первом задание</text:span> нужно было составить техническое задание на разрабатываемый модули: </text:p>
      <text:p text:style-name="P38">Функционал модулей должен быть реализован согласно выбранному проекту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9" loext:marker-style-name="T18"><text:span text:style-name="T20">Проект </text:span></text:p>
          </table:table-cell>
          <table:table-cell table:style-name="Таблица1.A1" office:value-type="string">
            <text:p text:style-name="P40" loext:marker-style-name="T18"><text:span text:style-name="T20">Функциональные возможности «Модуль обработки и работы с изображениями» </text:span></text:p>
          </table:table-cell>
          <table:table-cell table:style-name="Таблица1.A1" office:value-type="string">
            <text:p text:style-name="P41" loext:marker-style-name="T18"><text:span text:style-name="T20">Функциональные возможности «Модуль взаимодействия с пользователем и формирование и хранений данных» </text:span></text:p>
          </table:table-cell>
        </table:table-row>
        <table:table-row table:style-name="Таблица1.2">
          <table:table-cell table:style-name="Таблица1.A1" office:value-type="string">
            <text:p text:style-name="P39" loext:marker-style-name="T18"><text:span text:style-name="T20">Проект </text:span><text:span text:style-name="T25">3</text:span></text:p>
          </table:table-cell>
          <table:table-cell table:style-name="Таблица1.A1" office:value-type="string">
            <text:p text:style-name="P42" loext:marker-style-name="T18">1. Выдает информацию о изображении (Размер,Разрешение,Дата создания)</text:p>
            <text:p text:style-name="P43" loext:marker-style-name="T18"><text:span text:style-name="T28">2.Переименование названия изображения</text:span> </text:p>
          </table:table-cell>
          <table:table-cell table:style-name="Таблица1.A1" office:value-type="string">
            <text:p text:style-name="P44" loext:marker-style-name="T18"><text:span text:style-name="T20">1. Пользователь задает путь к изображению, модуль передает данные модулю работы с изображением и выдает результат о данных изоброжениях</text:span></text:p>
          </table:table-cell>
        </table:table-row>
      </table:table>
      <text:p text:style-name="P45"/>
      <text:list text:continue-numbering="true" text:style-name="WWNum9">
        <text:list-item>
          <text:p text:style-name="P46" loext:marker-style-name="T18"><text:span text:style-name="T20">Второе задание</text:span></text:p>
        </text:list-item>
      </text:list>
      <text:p text:style-name="P16" loext:marker-style-name="T18"><text:span text:style-name="T20">В рамках второго задания нужно было:</text:span></text:p>
      <text:p text:style-name="P16" loext:marker-style-name="T18"><text:span text:style-name="T20">1.<text:tab/>Провести инспектирование разрабатываемого программного кода. </text:span></text:p>
      <text:p text:style-name="P16" loext:marker-style-name="T18"><text:span text:style-name="T20">2.<text:tab/>Провести интеграцию Модулей (Модуль обработки и работы с изображениями и Модуль взаимодействия с пользователем и формирование и хранений данных) </text:span></text:p>
      <text:p text:style-name="P16" loext:marker-style-name="T18"><text:span text:style-name="T20">3.<text:tab/>Провести отладку модулей. </text:span></text:p>
      <text:p text:style-name="P16" loext:marker-style-name="T18"><text:span text:style-name="T20">4.<text:tab/>Провести тестирование программных модулей (Модуль обработки и работы с изображениями и Модуль взаимодействия с пользователем и формирование и хранений данных) путем составления тестовых сценариев.</text:span></text:p>
      <text:p text:style-name="P47" loext:marker-style-name="T18"/>
      <text:p text:style-name="P47" loext:marker-style-name="T18"/>
      <text:p text:style-name="P47" loext:marker-style-name="T18"/>
      <text:p text:style-name="P47" loext:marker-style-name="T18"/>
      <text:p text:style-name="P47" loext:marker-style-name="T18"><text:page-number text:select-page="current">7</text:page-number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style:font-name="Aptos" fo:font-family="Aptos" style:font-family-generic="roman" style:font-pitch="variable" fo:font-size="10pt" style:font-size-asian="10pt"/>
    </style:style>
    <style:style style:name="ListLabel_20_12" style:display-name="ListLabel 12" style:family="text">
      <style:text-properties style:font-name="Aptos" fo:font-family="Aptos" style:font-family-generic="roman" style:font-pitch="variable" fo:font-size="10pt" style:font-size-asian="10pt"/>
    </style:style>
    <style:style style:name="ListLabel_20_13" style:display-name="ListLabel 13" style:family="text">
      <style:text-properties style:font-name="Aptos" fo:font-family="Aptos" style:font-family-generic="roman" style:font-pitch="variable" fo:font-size="10pt" style:font-size-asian="10pt"/>
    </style:style>
    <style:style style:name="ListLabel_20_14" style:display-name="ListLabel 14" style:family="text">
      <style:text-properties style:font-name="Aptos" fo:font-family="Aptos" style:font-family-generic="roman" style:font-pitch="variable" fo:font-size="10pt" style:font-size-asian="10pt"/>
    </style:style>
    <style:style style:name="ListLabel_20_15" style:display-name="ListLabel 15" style:family="text">
      <style:text-properties style:font-name="Aptos" fo:font-family="Aptos" style:font-family-generic="roman" style:font-pitch="variable" fo:font-size="10pt" style:font-size-asian="10pt"/>
    </style:style>
    <style:style style:name="ListLabel_20_16" style:display-name="ListLabel 16" style:family="text">
      <style:text-properties style:font-name="Aptos" fo:font-family="Aptos" style:font-family-generic="roman" style:font-pitch="variable" fo:font-size="10pt" style:font-size-asian="10pt"/>
    </style:style>
    <style:style style:name="ListLabel_20_17" style:display-name="ListLabel 17" style:family="text">
      <style:text-properties style:font-name="Aptos" fo:font-family="Aptos" style:font-family-generic="roman" style:font-pitch="variable" fo:font-size="10pt" style:font-size-asian="10pt"/>
    </style:style>
    <style:style style:name="ListLabel_20_18" style:display-name="ListLabel 18" style:family="text">
      <style:text-properties style:font-name="Aptos" fo:font-family="Aptos" style:font-family-generic="roman" style:font-pitch="variable"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/>
    <style:style style:name="ListLabel_20_21" style:display-name="ListLabel 21" style:family="text">
      <style:text-properties style:font-name="Aptos" fo:font-family="Aptos" style:font-family-generic="roman" style:font-pitch="variable" fo:font-size="10pt" style:font-size-asian="10pt"/>
    </style:style>
    <style:style style:name="ListLabel_20_22" style:display-name="ListLabel 22" style:family="text">
      <style:text-properties style:font-name="Aptos" fo:font-family="Aptos" style:font-family-generic="roman" style:font-pitch="variable" fo:font-size="10pt" style:font-size-asian="10pt"/>
    </style:style>
    <style:style style:name="ListLabel_20_23" style:display-name="ListLabel 23" style:family="text">
      <style:text-properties style:font-name="Aptos" fo:font-family="Aptos" style:font-family-generic="roman" style:font-pitch="variable" fo:font-size="10pt" style:font-size-asian="10pt"/>
    </style:style>
    <style:style style:name="ListLabel_20_24" style:display-name="ListLabel 24" style:family="text">
      <style:text-properties style:font-name="Aptos" fo:font-family="Aptos" style:font-family-generic="roman" style:font-pitch="variable" fo:font-size="10pt" style:font-size-asian="10pt"/>
    </style:style>
    <style:style style:name="ListLabel_20_25" style:display-name="ListLabel 25" style:family="text">
      <style:text-properties style:font-name="Aptos" fo:font-family="Aptos" style:font-family-generic="roman" style:font-pitch="variable" fo:font-size="10pt" style:font-size-asian="10pt"/>
    </style:style>
    <style:style style:name="ListLabel_20_26" style:display-name="ListLabel 26" style:family="text">
      <style:text-properties style:font-name="Aptos" fo:font-family="Aptos" style:font-family-generic="roman" style:font-pitch="variable" fo:font-size="10pt" style:font-size-asian="10pt"/>
    </style:style>
    <style:style style:name="ListLabel_20_27" style:display-name="ListLabel 27" style:family="text">
      <style:text-properties style:font-name="Aptos" fo:font-family="Aptos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20" loext:num-list-format="%2%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9:34:13.499606900</meta:creation-date>
    <dc:date>2025-11-11T20:45:52.583261500</dc:date>
    <meta:editing-duration>PT15M5S</meta:editing-duration>
    <meta:editing-cycles>1</meta:editing-cycles>
    <meta:document-statistic meta:table-count="1" meta:image-count="0" meta:object-count="0" meta:page-count="7" meta:paragraph-count="108" meta:word-count="782" meta:character-count="6803" meta:non-whitespace-character-count="6111"/>
    <meta:generator>LibreOffice/25.8.2.2$Windows_X86_64 LibreOffice_project/d401f2107ccab8f924a8e2df40f573aab7605b6f</meta:generator>
  </office:meta>
</office:document-meta>
</file>